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8897" officeooo:paragraph-rsid="001d88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ex.html utiliza CSS y Bootstrap</text:p>
      <text:p text:style-name="P1">stories.html utiliza css</text:p>
      <text:p text:style-name="P1">poems.html utiliza bootstrap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9T12:09:11.087000000</meta:creation-date>
    <dc:date>2024-12-19T13:21:39.836000000</dc:date>
    <meta:editing-duration>PT1H12M29S</meta:editing-duration>
    <meta:editing-cycles>1</meta:editing-cycles>
    <meta:document-statistic meta:table-count="0" meta:image-count="0" meta:object-count="0" meta:page-count="1" meta:paragraph-count="3" meta:word-count="11" meta:character-count="86" meta:non-whitespace-character-count="78"/>
    <meta:generator>LibreOffice/7.4.1.2$Windows_X86_64 LibreOffice_project/3c58a8f3a960df8bc8fd77b461821e42c061c5f0</meta:generator>
  </office:meta>
</office:document-meta>
</file>